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73000001080DA9173A8623C684.png" manifest:media-type="image/png"/>
  <manifest:file-entry manifest:full-path="Pictures/10000201000004E60000012D853DFC9113EC1C87.png" manifest:media-type="image/png"/>
  <manifest:file-entry manifest:full-path="Pictures/10000000000007800000043897840E6368A6984A.png" manifest:media-type="image/png"/>
  <manifest:file-entry manifest:full-path="Pictures/1000020100000100000000560DEAEB236E72BFCF.png" manifest:media-type="image/png"/>
  <manifest:file-entry manifest:full-path="Pictures/100002010000025D000000A5FD88BBB80F26FC88.png" manifest:media-type="image/png"/>
  <manifest:file-entry manifest:full-path="Pictures/10000201000003620000010D9DA6582C089E9BFC.png" manifest:media-type="image/png"/>
  <manifest:file-entry manifest:full-path="Pictures/10000201000005EC0000020EB943C440B34330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66cm, 8.989cm, 7.577cm, 16.876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91cm" fo:min-width="4.799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991cm" fo:min-width="2.92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991cm" fo:min-width="3.17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991cm" fo:min-width="3.9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097cm" svg:height="13.842cm" svg:x="2.905cm" svg:y="2.397cm">
          <draw:image xlink:href="Pictures/10000000000007800000043897840E6368A6984A.png" xlink:type="simple" xlink:show="embed" xlink:actuate="onLoad" loext:mime-type="image/png">
            <text:p/>
          </draw:image>
        </draw:frame>
        <draw:g>
          <draw:custom-shape draw:style-name="gr2" draw:text-style-name="P2" draw:layer="layout" svg:width="5.433cm" svg:height="1.375cm" svg:x="10.525cm" svg:y="9.02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4.96cm" svg:height="1.353cm" svg:x="10.752cm" svg:y="9.001cm">
            <draw:image xlink:href="Pictures/100002010000025D000000A5FD88BBB80F26FC88.png" xlink:type="simple" xlink:show="embed" xlink:actuate="onLoad" loext:mime-type="image/png">
              <text:p/>
            </draw:image>
          </draw:frame>
        </draw:g>
        <draw:g>
          <draw:custom-shape draw:style-name="gr2" draw:text-style-name="P2" draw:layer="layout" svg:width="5.433cm" svg:height="1.375cm" svg:x="10.807cm" svg:y="7.2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5.057cm" svg:height="1.571cm" svg:x="10.957cm" svg:y="7.223cm">
            <draw:image xlink:href="Pictures/10000201000003620000010D9DA6582C089E9BFC.png" xlink:type="simple" xlink:show="embed" xlink:actuate="onLoad" loext:mime-type="image/png">
              <text:p/>
            </draw:image>
          </draw:frame>
        </draw:g>
        <draw:g>
          <draw:custom-shape draw:style-name="gr4" draw:text-style-name="P2" draw:layer="layout" svg:width="3.556cm" svg:height="1.375cm" svg:x="20.939cm" svg:y="2.51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2.794cm" svg:height="0.969cm" svg:x="21.258cm" svg:y="2.751cm">
            <draw:image xlink:href="Pictures/10000201000005EC0000020EB943C440B34330BE.png" xlink:type="simple" xlink:show="embed" xlink:actuate="onLoad" loext:mime-type="image/png">
              <text:p/>
            </draw:image>
          </draw:frame>
        </draw:g>
        <draw:g>
          <draw:custom-shape draw:style-name="gr5" draw:text-style-name="P2" draw:layer="layout" svg:width="3.81cm" svg:height="1.375cm" svg:x="11.033cm" svg:y="14.20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3.175cm" svg:height="1.066cm" svg:x="11.414cm" svg:y="14.313cm">
            <draw:image xlink:href="Pictures/1000020100000100000000560DEAEB236E72BFCF.png" xlink:type="simple" xlink:show="embed" xlink:actuate="onLoad" loext:mime-type="image/png">
              <text:p/>
            </draw:image>
          </draw:frame>
        </draw:g>
        <draw:g>
          <draw:custom-shape draw:style-name="gr2" draw:text-style-name="P2" draw:layer="layout" svg:width="5.433cm" svg:height="1.375cm" svg:x="3.032cm" svg:y="10.92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5.238cm" svg:height="1.257cm" svg:x="3.205cm" svg:y="11.026cm">
            <draw:image xlink:href="Pictures/10000201000004E60000012D853DFC9113EC1C87.png" xlink:type="simple" xlink:show="embed" xlink:actuate="onLoad" loext:mime-type="image/png">
              <text:p/>
            </draw:image>
          </draw:frame>
        </draw:g>
        <draw:g>
          <draw:custom-shape draw:style-name="gr6" draw:text-style-name="P2" draw:layer="layout" svg:width="4.572cm" svg:height="1.375cm" svg:x="4.302cm" svg:y="9.53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4.191cm" svg:height="1.253cm" svg:x="4.429cm" svg:y="9.594cm">
            <draw:image xlink:href="Pictures/1000020100000373000001080DA9173A8623C684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3T14:14:20.357374006</meta:creation-date>
    <dc:date>2019-09-23T14:37:16.747900836</dc:date>
    <meta:editing-duration>PT52S</meta:editing-duration>
    <meta:editing-cycles>1</meta:editing-cycles>
    <meta:document-statistic meta:object-count="19"/>
    <meta:generator>LibreOffice/6.2.6.2$Linux_X86_64 LibreOffice_project/20$Build-2</meta:generator>
  </office:meta>
</office:document-meta>
</file>